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-Bold" svg:font-family="Helvetica-Bold" style:font-family-generic="swiss" svg:panose-1="0 0 0 0 0 0 0 0 0 0"/>
    <style:font-face style:name="TimesNewRomanPS-BoldMT" svg:font-family="TimesNewRomanPS-BoldMT" style:font-family-generic="swiss" svg:panose-1="0 0 0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9pt" style:font-size-asian="9pt"/>
    </style:style>
    <style:style style:name="T3" style:parent-style-name="Policepardéfaut" style:family="text">
      <style:text-properties style:font-name-complex="Helvetica-Bold" style:font-weight-complex="bold" style:font-size-complex="18pt"/>
    </style:style>
    <style:style style:name="P4" style:parent-style-name="Normal" style:family="paragraph">
      <style:text-properties fo:language="en" fo:country="IE"/>
    </style:style>
    <style:style style:name="P5" style:parent-style-name="Normal" style:family="paragraph">
      <style:paragraph-properties fo:break-before="page"/>
      <style:text-properties fo:language="en" fo:country="IE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7" style:parent-style-name="Policepardéfaut" style:family="text">
      <style:text-properties style:font-weight-complex="bold"/>
    </style:style>
    <style:style style:name="T8" style:parent-style-name="Policepardéfaut" style:family="text">
      <style:text-properties style:font-weight-complex="bold"/>
    </style:style>
    <style:style style:name="P9" style:parent-style-name="TM2" style:family="paragraph">
      <style:paragraph-properties fo:margin-left="0.15in">
        <style:tab-stops>
          <style:tab-stop style:type="right" style:leader-style="dotted" style:leader-text="." style:position="6.15in"/>
        </style:tab-stops>
      </style:paragraph-properties>
    </style:style>
    <style:style style:name="T10" style:parent-style-name="Policepardéfaut" style:family="text">
      <style:text-properties fo:language="en" fo:country="IE"/>
    </style:style>
    <style:style style:name="T11" style:parent-style-name="Policepardéfaut" style:family="text">
      <style:text-properties fo:language="en" fo:country="IE"/>
    </style:style>
    <style:style style:name="T12" style:parent-style-name="Policepardéfaut" style:family="text">
      <style:text-properties fo:language="en" fo:country="IE"/>
    </style:style>
    <style:style style:name="P13" style:parent-style-name="TM2" style:family="paragraph">
      <style:paragraph-properties fo:margin-left="0.15in">
        <style:tab-stops>
          <style:tab-stop style:type="right" style:leader-style="dotted" style:leader-text="." style:position="6.15in"/>
        </style:tab-stops>
      </style:paragraph-properties>
    </style:style>
    <style:style style:name="T14" style:parent-style-name="Policepardéfaut" style:family="text">
      <style:text-properties fo:language="en" fo:country="IE"/>
    </style:style>
    <style:style style:name="T15" style:parent-style-name="Policepardéfaut" style:family="text">
      <style:text-properties fo:language="en" fo:country="IE"/>
    </style:style>
    <style:style style:name="T16" style:parent-style-name="Policepardéfaut" style:family="text">
      <style:text-properties fo:language="en" fo:country="IE"/>
    </style:style>
    <style:style style:name="P17" style:parent-style-name="TM2" style:family="paragraph">
      <style:paragraph-properties fo:margin-left="0.15in">
        <style:tab-stops>
          <style:tab-stop style:type="right" style:leader-style="dotted" style:leader-text="." style:position="6.15in"/>
        </style:tab-stops>
      </style:paragraph-properties>
    </style:style>
    <style:style style:name="T18" style:parent-style-name="Policepardéfaut" style:family="text">
      <style:text-properties fo:language="en" fo:country="IE"/>
    </style:style>
    <style:style style:name="T19" style:parent-style-name="Policepardéfaut" style:family="text">
      <style:text-properties fo:language="en" fo:country="IE"/>
    </style:style>
    <style:style style:name="P20" style:parent-style-name="TM2" style:family="paragraph">
      <style:paragraph-properties fo:margin-left="0.15in">
        <style:tab-stops>
          <style:tab-stop style:type="right" style:leader-style="dotted" style:leader-text="." style:position="6.15in"/>
        </style:tab-stops>
      </style:paragraph-properties>
    </style:style>
    <style:style style:name="T21" style:parent-style-name="Policepardéfaut" style:family="text">
      <style:text-properties fo:language="en" fo:country="IE"/>
    </style:style>
    <style:style style:name="T22" style:parent-style-name="Policepardéfaut" style:family="text">
      <style:text-properties fo:language="en" fo:country="IE"/>
    </style:style>
    <style:style style:name="T23" style:parent-style-name="Policepardéfaut" style:family="text">
      <style:text-properties fo:language="en" fo:country="IE"/>
    </style:style>
    <style:style style:name="T24" style:parent-style-name="Policepardéfaut" style:family="text">
      <style:text-properties fo:language="en" fo:country="IE"/>
    </style:style>
    <style:style style:name="P25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26" style:parent-style-name="Policepardéfaut" style:family="text">
      <style:text-properties style:font-weight-complex="bold"/>
    </style:style>
    <style:style style:name="T27" style:parent-style-name="Policepardéfaut" style:family="text">
      <style:text-properties style:font-weight-complex="bold"/>
    </style:style>
    <style:style style:name="P28" style:parent-style-name="TM2" style:family="paragraph">
      <style:paragraph-properties fo:margin-left="0.15in">
        <style:tab-stops>
          <style:tab-stop style:type="right" style:leader-style="dotted" style:leader-text="." style:position="6.15in"/>
        </style:tab-stops>
      </style:paragraph-properties>
    </style:style>
    <style:style style:name="T29" style:parent-style-name="Policepardéfaut" style:family="text">
      <style:text-properties fo:language="en" fo:country="IE"/>
    </style:style>
    <style:style style:name="T30" style:parent-style-name="Policepardéfaut" style:family="text">
      <style:text-properties fo:language="en" fo:country="IE"/>
    </style:style>
    <style:style style:name="T31" style:parent-style-name="Policepardéfaut" style:family="text">
      <style:text-properties fo:language="en" fo:country="IE"/>
    </style:style>
    <style:style style:name="P32" style:parent-style-name="TM2" style:family="paragraph">
      <style:paragraph-properties fo:margin-left="0.15in">
        <style:tab-stops>
          <style:tab-stop style:type="right" style:leader-style="dotted" style:leader-text="." style:position="6.15in"/>
        </style:tab-stops>
      </style:paragraph-properties>
    </style:style>
    <style:style style:name="T33" style:parent-style-name="Policepardéfaut" style:family="text">
      <style:text-properties fo:language="en" fo:country="IE"/>
    </style:style>
    <style:style style:name="T34" style:parent-style-name="Policepardéfaut" style:family="text">
      <style:text-properties fo:language="en" fo:country="IE"/>
    </style:style>
    <style:style style:name="T35" style:parent-style-name="Policepardéfaut" style:family="text">
      <style:text-properties fo:language="en" fo:country="IE"/>
    </style:style>
    <style:style style:name="P36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37" style:parent-style-name="Policepardéfaut" style:family="text">
      <style:text-properties style:font-weight-complex="bold"/>
    </style:style>
    <style:style style:name="T38" style:parent-style-name="Policepardéfaut" style:family="text">
      <style:text-properties style:font-weight-complex="bold"/>
    </style:style>
    <style:style style:name="P39" style:parent-style-name="TM2" style:family="paragraph">
      <style:paragraph-properties fo:margin-left="0.15in">
        <style:tab-stops>
          <style:tab-stop style:type="right" style:leader-style="dotted" style:leader-text="." style:position="6.15in"/>
        </style:tab-stops>
      </style:paragraph-properties>
    </style:style>
    <style:style style:name="T40" style:parent-style-name="Policepardéfaut" style:family="text">
      <style:text-properties fo:language="en" fo:country="IE"/>
    </style:style>
    <style:style style:name="T41" style:parent-style-name="Policepardéfaut" style:family="text">
      <style:text-properties fo:language="en" fo:country="IE"/>
    </style:style>
    <style:style style:name="T42" style:parent-style-name="Policepardéfaut" style:family="text">
      <style:text-properties fo:language="en" fo:country="IE"/>
    </style:style>
    <style:style style:name="P43" style:parent-style-name="TM2" style:family="paragraph">
      <style:paragraph-properties fo:margin-left="0.15in">
        <style:tab-stops>
          <style:tab-stop style:type="right" style:leader-style="dotted" style:leader-text="." style:position="6.15in"/>
        </style:tab-stops>
      </style:paragraph-properties>
    </style:style>
    <style:style style:name="T44" style:parent-style-name="Policepardéfaut" style:family="text">
      <style:text-properties style:font-name-complex="TimesNewRomanPS-BoldMT" style:font-weight-complex="bold" fo:language="en" fo:country="IE"/>
    </style:style>
    <style:style style:name="T45" style:parent-style-name="Policepardéfaut" style:family="text">
      <style:text-properties fo:language="en" fo:country="IE"/>
    </style:style>
    <style:style style:name="T46" style:parent-style-name="Policepardéfaut" style:family="text">
      <style:text-properties fo:language="en" fo:country="IE"/>
    </style:style>
    <style:style style:name="P47" style:parent-style-name="TM2" style:family="paragraph">
      <style:paragraph-properties fo:margin-left="0.15in">
        <style:tab-stops>
          <style:tab-stop style:type="right" style:leader-style="dotted" style:leader-text="." style:position="6.15in"/>
        </style:tab-stops>
      </style:paragraph-properties>
    </style:style>
    <style:style style:name="T48" style:parent-style-name="Policepardéfaut" style:family="text">
      <style:text-properties fo:language="en" fo:country="IE"/>
    </style:style>
    <style:style style:name="T49" style:parent-style-name="Policepardéfaut" style:family="text">
      <style:text-properties fo:language="en" fo:country="IE"/>
    </style:style>
    <style:style style:name="T50" style:parent-style-name="Policepardéfaut" style:family="text">
      <style:text-properties fo:language="en" fo:country="IE"/>
    </style:style>
    <style:style style:name="P51" style:parent-style-name="TM1" style:family="paragraph">
      <style:paragraph-properties>
        <style:tab-stops>
          <style:tab-stop style:type="right" style:leader-style="dotted" style:leader-text="." style:position="6.3in"/>
        </style:tab-stops>
      </style:paragraph-properties>
    </style:style>
    <style:style style:name="T52" style:parent-style-name="Policepardéfaut" style:family="text">
      <style:text-properties style:font-weight-complex="bold"/>
    </style:style>
    <style:style style:name="T53" style:parent-style-name="Policepardéfaut" style:family="text">
      <style:text-properties style:font-weight-complex="bold"/>
    </style:style>
    <style:style style:name="P54" style:parent-style-name="TM3" style:family="paragraph">
      <style:paragraph-properties fo:margin-left="0in">
        <style:tab-stops/>
      </style:paragraph-properties>
    </style:style>
    <style:style style:name="P55" style:parent-style-name="Normal" style:family="paragraph">
      <style:paragraph-properties fo:break-before="page"/>
    </style:style>
    <style:style style:name="P56" style:parent-style-name="Normal" style:family="paragraph">
      <style:text-properties fo:language="en" fo:country="IE"/>
    </style:style>
    <style:style style:name="P57" style:parent-style-name="Normal" style:family="paragraph">
      <style:text-properties fo:language="en" fo:country="IE"/>
    </style:style>
    <style:style style:name="P58" style:parent-style-name="Normal" style:family="paragraph">
      <style:text-properties fo:language="en" fo:country="IE"/>
    </style:style>
    <style:style style:name="P59" style:parent-style-name="Normal" style:family="paragraph">
      <style:text-properties fo:language="en" fo:country="IE"/>
    </style:style>
    <style:style style:name="P60" style:parent-style-name="Normal" style:family="paragraph">
      <style:text-properties fo:language="en" fo:country="IE"/>
    </style:style>
    <style:style style:name="P61" style:parent-style-name="Normal" style:family="paragraph">
      <style:text-properties fo:language="en" fo:country="IE"/>
    </style:style>
    <style:style style:name="P62" style:parent-style-name="Normal" style:family="paragraph">
      <style:text-properties fo:language="en" fo:country="IE"/>
    </style:style>
    <style:style style:name="P63" style:parent-style-name="Normal" style:family="paragraph">
      <style:text-properties fo:language="en" fo:country="IE"/>
    </style:style>
    <style:style style:name="P64" style:parent-style-name="Normal" style:family="paragraph">
      <style:text-properties fo:language="en" fo:country="IE"/>
    </style:style>
  </office:automatic-styles>
  <office:body>
    <office:text text:use-soft-page-breaks="true">
      <text:p text:style-name="P1">COMP H3031 – Network Distributed Systems</text:p>
      <text:p text:style-name="Normal">Assessment 2<text:span text:style-name="T2"><text:s/></text:span><text:span text:style-name="T3">Distributed File Server</text:span></text:p>
      <text:p text:style-name="P4">Ashley Holmes and<text:s/>Pierre Thubé</text:p>
      <text:p text:style-name="P5"/>
      <text:p text:style-name="En-têtedetabledesmatières">Table des matières</text:p>
      <text:p text:style-name="P6">Introduction<text:s/><text:span text:style-name="T7"><text:tab/></text:span><text:span text:style-name="T8">1</text:span></text:p>
      <text:p text:style-name="P9"><text:span text:style-name="T10">Project overview <text:s/></text:span><text:span text:style-name="T11"><text:tab/></text:span><text:span text:style-name="T12">2</text:span></text:p>
      <text:p text:style-name="P13"><text:span text:style-name="T14">Document purpose and goals </text:span><text:span text:style-name="T15"><text:tab/></text:span><text:span text:style-name="T16">2</text:span></text:p>
      <text:p text:style-name="P17">Document scope <text:s/><text:span text:style-name="T18"><text:tab/></text:span><text:span text:style-name="T19">2</text:span></text:p>
      <text:p text:style-name="P20"><text:span text:style-name="T21">Document scope </text:span><text:span text:style-name="T22"><text:s/></text:span><text:span text:style-name="T23"><text:tab/></text:span><text:span text:style-name="T24">2</text:span></text:p>
      <text:p text:style-name="P25">Overview of the<text:s/>GUI<text:s/><text:span text:style-name="T26"><text:tab/></text:span><text:span text:style-name="T27">4</text:span></text:p>
      <text:p text:style-name="P28"><text:span text:style-name="T29">Functionality</text:span><text:span text:style-name="T30"><text:tab/></text:span><text:span text:style-name="T31">5</text:span></text:p>
      <text:p text:style-name="P32"><text:span text:style-name="T33">Communication and display<text:s/></text:span><text:span text:style-name="T34"><text:tab/></text:span><text:span text:style-name="T35">5</text:span></text:p>
      <text:p text:style-name="P36">Overview of the<text:s/>GUI<text:s/><text:span text:style-name="T37"><text:tab/></text:span><text:span text:style-name="T38">4</text:span></text:p>
      <text:p text:style-name="P39"><text:span text:style-name="T40">Software Structure</text:span><text:span text:style-name="T41"><text:tab/></text:span><text:span text:style-name="T42">5</text:span></text:p>
      <text:p text:style-name="P43"><text:span text:style-name="T44">Use Case Diagrams</text:span><text:span text:style-name="T45"><text:tab/></text:span><text:span text:style-name="T46">5</text:span></text:p>
      <text:p text:style-name="P47"><text:span text:style-name="T48">Sequence Diagram</text:span><text:span text:style-name="T49"><text:tab/></text:span><text:span text:style-name="T50">5</text:span></text:p>
      <text:p text:style-name="P51">Conclusion<text:s/><text:span text:style-name="T52"><text:tab/></text:span><text:span text:style-name="T53">4</text:span></text:p>
      <text:p text:style-name="P54"/>
      <text:p text:style-name="P55"/>
      <text:soft-page-break/>
      <text:p text:style-name="Sansinterligne">Introduction :</text:p>
      <text:p text:style-name="Normal">Project overview :</text:p>
      <text:p text:style-name="Normal">Document purpose and goals :</text:p>
      <text:p text:style-name="Normal">Document scope :</text:p>
      <text:p text:style-name="Normal">Document organisation :</text:p>
      <text:p text:style-name="P56">Overview of the GUI:</text:p>
      <text:p text:style-name="P57">Functionality:</text:p>
      <text:p text:style-name="P58">Communication and display:</text:p>
      <text:p text:style-name="P59">GUI Software Architecture and Diagrams:</text:p>
      <text:p text:style-name="P60">Softaware structure:</text:p>
      <text:p text:style-name="P61">Use case diagrams:</text:p>
      <text:p text:style-name="P62">Sequence diagrams:</text:p>
      <text:p text:style-name="P63">Conclusion: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-Bold" svg:font-family="Helvetica-Bold" style:font-family-generic="swiss" svg:panose-1="0 0 0 0 0 0 0 0 0 0"/>
    <style:font-face style:name="TimesNewRomanPS-BoldMT" svg:font-family="TimesNewRomanPS-BoldMT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fo:font-weight="bold" style:font-weight-asian="bold" fo:language="en" fo:country="IE"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Thubé</meta:initial-creator>
    <dc:creator>Pierre Thubé</dc:creator>
    <meta:creation-date>2016-05-05T12:51:00Z</meta:creation-date>
    <dc:date>2016-05-05T13:19:00Z</dc:date>
    <meta:template xlink:href="Normal.dotm" xlink:type="simple"/>
    <meta:editing-cycles>1</meta:editing-cycles>
    <meta:editing-duration>PT1680S</meta:editing-duration>
    <meta:document-statistic meta:page-count="3" meta:paragraph-count="1" meta:word-count="105" meta:character-count="683" meta:row-count="4" meta:non-whitespace-character-count="579"/>
  </office:meta>
</office:document-meta>
</file>